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.write( byte [ ] data ,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dexedDisk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edDisk.IndexedDisk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edDisk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edDisk.r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dexedDisk.readObject( long p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IndexedDisk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edDisk.append( byte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edDisk.writeObject( Serializable obj , long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edDisk.appendObject( CacheElemen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